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Text_20_body">
      <style:text-properties officeooo:rsid="00291f9a" officeooo:paragraph-rsid="00291f9a"/>
    </style:style>
    <style:style style:name="P4" style:family="paragraph" style:parent-style-name="Heading_20_1" style:master-page-name="Right_20_Page">
      <style:paragraph-properties style:page-number="auto"/>
      <style:text-properties officeooo:rsid="00291f9a" officeooo:paragraph-rsid="00291f9a"/>
    </style:style>
    <style:style style:name="P5" style:family="paragraph" style:parent-style-name="Heading_20_3">
      <style:text-properties officeooo:paragraph-rsid="00277301"/>
    </style:style>
    <style:style style:name="P6" style:family="paragraph" style:parent-style-name="Heading_20_3">
      <style:paragraph-properties fo:break-before="page"/>
      <style:text-properties officeooo:rsid="00291f9a" officeooo:paragraph-rsid="00291f9a"/>
    </style:style>
    <style:style style:name="T1" style:family="text">
      <style:text-properties officeooo:rsid="001d5e8e"/>
    </style:style>
    <style:style style:name="T2" style:family="text">
      <style:text-properties officeooo:rsid="00291f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rops of Jupiter</text:h>
      <text:h text:style-name="Heading_20_2" text:outline-level="2">(<text:span text:style-name="T2">Train</text:span>)</text:h>
      <text:p text:style-name="Text_20_body">Time Signature: 4/4</text:p>
      <text:p text:style-name="Text_20_body">Chords: Am, <text:span text:style-name="T2">Bb, </text:span>C, <text:span text:style-name="T2">D, </text:span>F, G</text:p>
      <text:p text:style-name="Text_20_body">Tempo: 1<text:span text:style-name="T2">0</text:span>0 - 1<text:span text:style-name="T2">2</text:span>0 BPM</text:p>
      <text:p text:style-name="P1"/>
      <text:h text:style-name="P6" text:outline-level="3">[VERSE 1]</text:h>
      <text:p text:style-name="P3">C</text:p>
      <text:p text:style-name="P3">Now that she's back in the atmosphere </text:p>
      <text:p text:style-name="P3">G <text:s text:c="33"/>F</text:p>
      <text:p text:style-name="P3">With drops of Jupiter in her hair, hey, hey </text:p>
      <text:p text:style-name="P3">C</text:p>
      <text:p text:style-name="P3">She acts like summer and walks like rain </text:p>
      <text:p text:style-name="P3">G <text:s text:c="37"/>F </text:p>
      <text:p text:style-name="P3">Reminds me that there's time to change hey, hey</text:p>
      <text:p text:style-name="P3">C</text:p>
      <text:p text:style-name="P3">Since the return from her stay on the moon </text:p>
      <text:p text:style-name="P3">G <text:s text:c="22"/></text:p>
      <text:p text:style-name="P3">She listens like spring </text:p>
      <text:p text:style-name="P3"><text:s text:c="26"/>F</text:p>
      <text:p text:style-name="P3">and she talks like June, hey, hey </text:p>
      <text:h text:style-name="Heading_20_3" text:outline-level="3">[HOOK 1]</text:h>
      <text:p text:style-name="P3">G <text:s text:c="20"/>A <text:s text:c="8"/>D</text:p>
      <text:p text:style-name="P3">Tell me did you sail across the sun </text:p>
      <text:p text:style-name="P3"><text:s text:c="29"/>F <text:s text:c="2"/></text:p>
      <text:p text:style-name="P3">Did you make it to the Milky Way </text:p>
      <text:p text:style-name="P3"><text:s text:c="28"/>C</text:p>
      <text:p text:style-name="P3">to see the lights all faded </text:p>
      <text:p text:style-name="P3"/>
      <text:p text:style-name="P3">And that heaven is overrated </text:p>
      <text:p text:style-name="P3">G <text:s text:c="26"/>A <text:s text:c="7"/>D</text:p>
      <text:p text:style-name="P3">Tell me, did you fall for a shooting star </text:p>
      <text:p text:style-name="P3"><text:s text:c="26"/>Dm</text:p>
      <text:p text:style-name="P3">One without a permanent scar </text:p>
      <text:p text:style-name="P3"><text:s text:c="35"/></text:p>
      <text:p text:style-name="P3">And did you miss me while you were </text:p>
      <text:p text:style-name="P3">F </text:p>
      <text:p text:style-name="P3">looking at yourself out there </text:p>
      <text:h text:style-name="Heading_20_3" text:outline-level="3">[VERSE 2]</text:h>
      <text:p text:style-name="P3">C</text:p>
      <text:p text:style-name="P3">Now that she's back from that soul vacation </text:p>
      <text:p text:style-name="P3">G <text:s text:c="41"/></text:p>
      <text:p text:style-name="P3">Tracing her way through the constellation, </text:p>
      <text:p text:style-name="P3"><text:s/>F</text:p>
      <text:p text:style-name="P3">hey, hey </text:p>
      <text:p text:style-name="P3">C</text:p>
      <text:p text:style-name="P3">She checks out Mozart while she does tae-bo </text:p>
      <text:p text:style-name="P3"/>
      <text:p text:style-name="P3"><text:soft-page-break/>G <text:s text:c="37"/>F</text:p>
      <text:p text:style-name="P3">Reminds me that there's room to grow, hey, hey </text:p>
      <text:p text:style-name="P3">C</text:p>
      <text:p text:style-name="P3">Now that she's back in the atmosphere </text:p>
      <text:p text:style-name="P3">G <text:s text:c="38"/></text:p>
      <text:p text:style-name="P3">I'm afraid that she might think of me as</text:p>
      <text:p text:style-name="P3"><text:s/>F</text:p>
      <text:p text:style-name="P3"><text:s/>plain ol' Jane, told a story about a man</text:p>
      <text:p text:style-name="P3"/>
      <text:p text:style-name="P3">who is too afraid to fly so he never did land </text:p>
      <text:h text:style-name="Heading_20_3" text:outline-level="3">[HOOK 2]</text:h>
      <text:p text:style-name="P3">G <text:s text:c="33"/>A <text:s text:c="3"/>D</text:p>
      <text:p text:style-name="P3">Tell me did the wind sweep you off your feet </text:p>
      <text:p text:style-name="P3"><text:s text:c="31"/></text:p>
      <text:p text:style-name="P3">Did you finally get the chance </text:p>
      <text:p text:style-name="P3"><text:s text:c="3"/>F <text:s text:c="26"/>C</text:p>
      <text:p text:style-name="P3">to dance along the light of day</text:p>
      <text:p text:style-name="P3"/>
      <text:p text:style-name="P3">And head back to the Milky Way </text:p>
      <text:p text:style-name="P3">G <text:s text:c="26"/>A <text:s text:c="3"/>D</text:p>
      <text:p text:style-name="P3">And tell me, did Venus blow your mind </text:p>
      <text:p text:style-name="P3"><text:s text:c="33"/>Dm</text:p>
      <text:p text:style-name="P3">Was it everything you wanted to find </text:p>
      <text:p text:style-name="P3"><text:s text:c="35"/>F </text:p>
      <text:p text:style-name="P3">And did you miss me while you were looking for</text:p>
      <text:p text:style-name="P3"/>
      <text:p text:style-name="P3">yourself out there </text:p>
      <text:h text:style-name="Heading_20_3" text:outline-level="3">[BRIDGE]</text:h>
      <text:p text:style-name="P3"><text:s text:c="8"/>G <text:s text:c="9"/>C</text:p>
      <text:p text:style-name="P3">Can you imagine no love, pride, </text:p>
      <text:p text:style-name="P3"/>
      <text:p text:style-name="P3">deep-fried chicken </text:p>
      <text:p text:style-name="P3"><text:s text:c="5"/>G <text:s text:c="26"/>F</text:p>
      <text:p text:style-name="P3">Your best friend always sticking up for you</text:p>
      <text:p text:style-name="P3"/>
      <text:p text:style-name="P3">even when I know you're wrong </text:p>
      <text:p text:style-name="P3"><text:s text:c="8"/>G <text:s text:c="9"/>C <text:s text:c="18"/></text:p>
      <text:p text:style-name="P3">Can you imagine no first dance, freeze </text:p>
      <text:p text:style-name="P3"><text:s text:c="14"/>G</text:p>
      <text:p text:style-name="P3">dried romance five-hour phone conversation </text:p>
      <text:p text:style-name="P3"><text:s text:c="4"/>Bb <text:s text:c="37"/>F</text:p>
      <text:p text:style-name="P3">The best soy latte that you ever had... and me </text:p>
      <text:h text:style-name="Heading_20_3" text:outline-level="3"><text:soft-page-break/>[OUTRO]</text:h>
      <text:p text:style-name="P3">G <text:s text:c="33"/>A <text:s text:c="3"/>D</text:p>
      <text:p text:style-name="P3">Tell me did the wind sweep you off your feet </text:p>
      <text:p text:style-name="P3"><text:s text:c="31"/></text:p>
      <text:p text:style-name="P3">Did you finally get the chance </text:p>
      <text:p text:style-name="P3"><text:s/>F <text:s text:c="30"/>C</text:p>
      <text:p text:style-name="P3">to dance along the light of day </text:p>
      <text:p text:style-name="P3"/>
      <text:p text:style-name="P3">And head back toward the Milky Way </text:p>
      <text:p text:style-name="P3">G <text:s text:c="25"/>A <text:s text:c="3"/>D</text:p>
      <text:p text:style-name="P3">Tell me did you sail across the sun </text:p>
      <text:p text:style-name="P3"><text:s text:c="30"/>F <text:s/></text:p>
      <text:p text:style-name="P3">Did you make it to the Milky Way </text:p>
      <text:p text:style-name="P3"><text:s text:c="28"/>C</text:p>
      <text:p text:style-name="P3">to see the lights all faded </text:p>
      <text:p text:style-name="P3"/>
      <text:p text:style-name="P3">And that heaven is overrated </text:p>
      <text:p text:style-name="P3">G <text:s text:c="30"/>A <text:s text:c="3"/>D</text:p>
      <text:p text:style-name="P3">Tell me, did you fall for a shooting star </text:p>
      <text:p text:style-name="P3"><text:s text:c="26"/>Dm</text:p>
      <text:p text:style-name="P3">One without a permanent scar </text:p>
      <text:p text:style-name="P3"><text:s text:c="26"/></text:p>
      <text:p text:style-name="P3">And did you miss me while </text:p>
      <text:p text:style-name="P3"><text:s text:c="21"/>F</text:p>
      <text:p text:style-name="P3">you were looking for yourself</text:p>
      <text:p text:style-name="P3">C <text:s text:c="16"/>G <text:s text:c="19"/>F</text:p>
      <text:p text:style-name="P3">na na na na na na na na na na na na na na na na</text:p>
      <text:p text:style-name="P3"/>
      <text:p text:style-name="P3">And did you finally get the chance</text:p>
      <text:p text:style-name="P3"/>
      <text:p text:style-name="P3">to dance along the light of day</text:p>
      <text:p text:style-name="P3">C <text:s text:c="16"/>G <text:s text:c="19"/>F</text:p>
      <text:p text:style-name="P3">na na na na na na na na na na na na na na na na</text:p>
      <text:p text:style-name="P3"/>
      <text:p text:style-name="P3">And did you fall for a shooting star,</text:p>
      <text:p text:style-name="P3"/>
      <text:p text:style-name="P3">fall for a shooting star</text:p>
      <text:p text:style-name="P3">C <text:s text:c="16"/>G <text:s text:c="19"/>F</text:p>
      <text:p text:style-name="P3">na na na na na na na na na na na na na na na na</text:p>
      <text:p text:style-name="P3"><text:s text:c="11"/>Bb <text:s text:c="4"/></text:p>
      <text:p text:style-name="P3">And are ya lonely </text:p>
      <text:p text:style-name="P3"><text:s text:c="25"/>F</text:p>
      <text:p text:style-name="P3">looking for yourself out t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46S</meta:editing-duration>
    <meta:editing-cycles>27</meta:editing-cycles>
    <meta:generator>LibreOffice/5.2.6.2$MacOSX_X86_64 LibreOffice_project/a3100ed2409ebf1c212f5048fbe377c281438fdc</meta:generator>
    <dc:title>Lyrics + Chords</dc:title>
    <dc:date>2017-04-12T09:26:43.293151000</dc:date>
    <meta:print-date>2017-04-03T12:23:29.985893000</meta:print-date>
    <meta:document-statistic meta:table-count="0" meta:image-count="0" meta:object-count="0" meta:page-count="4" meta:paragraph-count="119" meta:word-count="546" meta:character-count="3564" meta:non-whitespace-character-count="189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